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1" draw:marker-start="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87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8cm" svg:height="0.63cm" svg:x="12.14cm" svg:y="15.094cm">
            <draw:text-box>
              <text:p text:style-name="P1"><text:span text:style-name="T1">3</text:span></text:p>
            </draw:text-box>
          </draw:frame>
          <draw:frame draw:style-name="gr2" draw:text-style-name="P2" draw:layer="layout" svg:width="0.207cm" svg:height="0.38cm" svg:x="12.393cm" svg:y="15.55cm">
            <draw:text-box>
              <text:p text:style-name="P1"><text:span text:style-name="T1">4</text:span></text:p>
            </draw:text-box>
          </draw:frame>
          <draw:line draw:style-name="gr3" draw:text-style-name="P3" draw:layer="layout" svg:x1="12.409cm" svg:y1="15.561cm" svg:x2="12.62cm" svg:y2="15.561cm">
            <text:p/>
          </draw:line>
          <draw:line draw:style-name="gr4" draw:text-style-name="P4" draw:layer="layout" svg:x1="8.02cm" svg:y1="14.98cm" svg:x2="14.321cm" svg:y2="14.98cm">
            <text:p/>
          </draw:line>
          <draw:frame draw:style-name="gr1" draw:text-style-name="P2" draw:layer="layout" svg:width="0.708cm" svg:height="0.63cm" svg:x="7.646cm" svg:y="15.126cm">
            <draw:text-box>
              <text:p text:style-name="P1"><text:span text:style-name="T1">0</text:span></text:p>
            </draw:text-box>
          </draw:frame>
          <draw:line draw:style-name="gr5" draw:text-style-name="P5" draw:layer="layout" svg:x1="8.021cm" svg:y1="14.828cm" svg:x2="8.021cm" svg:y2="15.127cm">
            <text:p/>
          </draw:line>
          <draw:line draw:style-name="gr5" draw:text-style-name="P5" draw:layer="layout" svg:x1="8.521cm" svg:y1="14.879cm" svg:x2="8.521cm" svg:y2="15.078cm">
            <text:p/>
          </draw:line>
          <draw:line draw:style-name="gr5" draw:text-style-name="P5" draw:layer="layout" svg:x1="9.021cm" svg:y1="14.879cm" svg:x2="9.021cm" svg:y2="15.078cm">
            <text:p/>
          </draw:line>
          <draw:line draw:style-name="gr5" draw:text-style-name="P5" draw:layer="layout" svg:x1="9.521cm" svg:y1="14.879cm" svg:x2="9.521cm" svg:y2="15.078cm">
            <text:p/>
          </draw:line>
          <draw:line draw:style-name="gr5" draw:text-style-name="P5" draw:layer="layout" svg:x1="10.019cm" svg:y1="14.879cm" svg:x2="10.019cm" svg:y2="15.078cm">
            <text:p/>
          </draw:line>
          <draw:line draw:style-name="gr5" draw:text-style-name="P5" draw:layer="layout" svg:x1="10.518cm" svg:y1="14.879cm" svg:x2="10.518cm" svg:y2="15.078cm">
            <text:p/>
          </draw:line>
          <draw:line draw:style-name="gr5" draw:text-style-name="P5" draw:layer="layout" svg:x1="11.019cm" svg:y1="14.873cm" svg:x2="11.019cm" svg:y2="15.072cm">
            <text:p/>
          </draw:line>
          <draw:line draw:style-name="gr5" draw:text-style-name="P5" draw:layer="layout" svg:x1="11.52cm" svg:y1="14.879cm" svg:x2="11.52cm" svg:y2="15.078cm">
            <text:p/>
          </draw:line>
          <draw:line draw:style-name="gr5" draw:text-style-name="P5" draw:layer="layout" svg:x1="12.021cm" svg:y1="14.879cm" svg:x2="12.021cm" svg:y2="15.078cm">
            <text:p/>
          </draw:line>
          <draw:line draw:style-name="gr5" draw:text-style-name="P5" draw:layer="layout" svg:x1="12.52cm" svg:y1="14.879cm" svg:x2="12.52cm" svg:y2="15.078cm">
            <text:p/>
          </draw:line>
          <draw:line draw:style-name="gr5" draw:text-style-name="P5" draw:layer="layout" svg:x1="13.021cm" svg:y1="14.879cm" svg:x2="13.021cm" svg:y2="15.078cm">
            <text:p/>
          </draw:line>
          <draw:line draw:style-name="gr5" draw:text-style-name="P5" draw:layer="layout" svg:x1="13.521cm" svg:y1="14.879cm" svg:x2="13.521cm" svg:y2="15.078cm">
            <text:p/>
          </draw:line>
          <draw:line draw:style-name="gr5" draw:text-style-name="P5" draw:layer="layout" svg:x1="10.019cm" svg:y1="14.879cm" svg:x2="10.019cm" svg:y2="15.078cm">
            <text:p/>
          </draw:line>
          <draw:line draw:style-name="gr5" draw:text-style-name="P5" draw:layer="layout" svg:x1="9.021cm" svg:y1="14.879cm" svg:x2="9.021cm" svg:y2="15.078cm">
            <text:p/>
          </draw:line>
          <draw:line draw:style-name="gr5" draw:text-style-name="P5" draw:layer="layout" svg:x1="8.521cm" svg:y1="14.879cm" svg:x2="8.521cm" svg:y2="15.078cm">
            <text:p/>
          </draw:line>
          <draw:frame draw:style-name="gr6" draw:text-style-name="P2" draw:layer="layout" svg:width="0.743cm" svg:height="0.63cm" svg:x="9.646cm" svg:y="14.345cm">
            <draw:text-box>
              <text:p text:style-name="P1"><text:span text:style-name="T1">H</text:span></text:p>
            </draw:text-box>
          </draw:frame>
          <draw:frame draw:style-name="gr7" draw:text-style-name="P2" draw:layer="layout" svg:width="0.75cm" svg:height="0.63cm" svg:x="12.666cm" svg:y="14.345cm">
            <draw:text-box>
              <text:p text:style-name="P1"><text:span text:style-name="T1">G</text:span></text:p>
            </draw:text-box>
          </draw:frame>
          <draw:frame draw:style-name="gr8" draw:text-style-name="P2" draw:layer="layout" svg:width="0.687cm" svg:height="0.63cm" svg:x="8.179cm" svg:y="14.352cm">
            <draw:text-box>
              <text:p text:style-name="P1"><text:span text:style-name="T1">F</text:span></text:p>
            </draw:text-box>
          </draw:frame>
          <draw:frame draw:style-name="gr9" draw:text-style-name="P2" draw:layer="layout" svg:width="0.705cm" svg:height="0.63cm" svg:x="11.168cm" svg:y="14.345cm">
            <draw:text-box>
              <text:p text:style-name="P1"><text:span text:style-name="T1">E</text:span></text:p>
            </draw:text-box>
          </draw:frame>
          <draw:line draw:style-name="gr5" draw:text-style-name="P5" draw:layer="layout" svg:x1="9.021cm" svg:y1="14.879cm" svg:x2="9.021cm" svg:y2="15.07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13:05.363017033</meta:creation-date>
    <dc:date>2018-05-11T09:13:21.798557812</dc:date>
    <meta:editing-duration>PT16S</meta:editing-duration>
    <meta:editing-cycles>1</meta:editing-cycles>
    <meta:document-statistic meta:object-count="26"/>
    <meta:generator>LibreOffice/6.0.0.3$MacOSX_X86_64 LibreOffice_project/64a0f66915f38c6217de274f0aa8e15618924765</meta:generator>
  </office:meta>
</office:document-meta>
</file>